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b906d" officeooo:paragraph-rsid="001b906d"/>
    </style:style>
    <style:style style:name="P2" style:family="paragraph" style:parent-style-name="Text_20_body">
      <style:text-properties officeooo:rsid="001d6c74" officeooo:paragraph-rsid="001d6c74"/>
    </style:style>
    <style:style style:name="P3" style:family="paragraph" style:parent-style-name="Text_20_body">
      <style:text-properties officeooo:rsid="00205c7e" officeooo:paragraph-rsid="00205c7e"/>
    </style:style>
    <style:style style:name="P4" style:family="paragraph" style:parent-style-name="Standard">
      <style:text-properties officeooo:rsid="001b906d" officeooo:paragraph-rsid="001b906d"/>
    </style:style>
    <style:style style:name="P5" style:family="paragraph" style:parent-style-name="Heading_20_1">
      <style:text-properties officeooo:rsid="001b906d" officeooo:paragraph-rsid="001b906d"/>
    </style:style>
    <style:style style:name="T1" style:family="text">
      <style:text-properties officeooo:rsid="001ee29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hape My Web</text:p>
      <text:p text:style-name="P4"/>
      <text:h text:style-name="P5" text:outline-level="1">Affiliate Fair-Play-Policy</text:h>
      <text:p text:style-name="P1">Shape My Web leitet Traffic um. Das ist der Zweck dieser Browserextension. </text:p>
      <text:p text:style-name="P1">Wir wollen dies an einem Beispiel deutlich machen:</text:p>
      <text:p text:style-name="P1">User, die z.B. nicht mehr auf Amazon einkaufen wollen, sollen auf andere, alternative Webseiten umgeleitet werden. Gelingt dies, folgt der User seinen Überzeugungen und vermeidet z.b. Amazon und geht stattdessen auf eine andere Webseite, werden selbstverständlich sämtliche Affiliate-Links auf Amazon hinfällig. Der User folgt dann einem selbst erstellten Link für den er sogar einen selbst erstellten Affiliate-Link angeben kann. Dh. Haben Sie versucht den User auf eine Amazon-Seite zu verlinken, dann haben Sie in diesem Fall Pech gehabt. Der User folgt letztlich seinem eigen Link und Ihr Amazon-Affiliate-Link ist gebrochen.</text:p>
      <text:p text:style-name="P1">Sollte sich der User jedoch entscheiden in diesem Fall eine Ausnahme von seinen Vorsätzen zu machen und nach unserem Warnhinweis doch auf die Seite von Amazon zu gehen, (mit den Tasten Pass-By, Pause, Clear, …), dann wird exakt dem originalen Link (mit Ihrem Affiliate-Link) gefolgt. In diesem Fall bleibt Ihr Affiliate-Link vollends aufrecht. (Wir könnten natürlich Ihren Affiliate-Link durch unseren eignen ersetzen, doch das halten wir nicht für fair – darum tun wir es nicht.) Senden Sie also den User zu Amazon und er geht trotz unseres Filters auf Amazon, erhalten Sie Ihre Provision. Das halten wir für Fair-Play.</text:p>
      <text:h text:style-name="Heading_20_1" text:outline-level="1">Listenpartner</text:h>
      <text:p text:style-name="P2">Komplizierter wird es bei unseren Listenpartner. Listenpartner können selbst <text:span text:style-name="T1">BlackLists mit alternativen Webseiten anbieten und sie können auch ihre eigenen Affiliate-Links an die empfohlenen Webseiten anfügen. Nun kann es aber vorkommen, dass Listenpartner A eine alternative Webseite X mit seinem AffiliateLink Xa versieht, während ein anderer Listenpartner B die gleiche alternative Webseite X mit seinem AffiliateLink Xb versieht.</text:span></text:p>
      <text:p text:style-name="P3">Der User kann ja beide Listen buchen, und sieht aber nicht von welcher Liste ihm die alternative Webseite X empfohlen wurde. Er soll damit auch nicht belästigt werden. Wir halten es für fair, dass in diesem Fall abwechselnd die Affiliate-Links Xa, Xb zum Einsatz kom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6T21:10:32.544000000</meta:creation-date>
    <dc:date>2020-10-26T22:33:46.923000000</dc:date>
    <meta:editing-duration>PT7M43S</meta:editing-duration>
    <meta:editing-cycles>1</meta:editing-cycles>
    <meta:document-statistic meta:table-count="0" meta:image-count="0" meta:object-count="0" meta:page-count="1" meta:paragraph-count="9" meta:word-count="317" meta:character-count="2129" meta:non-whitespace-character-count="1819"/>
    <meta:generator>LibreOffice/5.0.5.2$Windows_x86 LibreOffice_project/55b006a02d247b5f7215fc6ea0fde844b30035b3</meta:generator>
  </office:meta>
</office:document-meta>
</file>